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" fo:font-size="14pt" fo:language="fr" fo:country="FR" style:text-underline-style="solid" style:text-underline-width="auto" style:text-underline-color="font-color" fo:font-weight="bold"/>
    </style:style>
    <style:style style:name="P2" style:family="paragraph" style:parent-style-name="Standard">
      <style:text-properties fo:color="#000000" style:font-name="Times" fo:font-size="13pt" fo:language="fr" fo:country="FR"/>
    </style:style>
    <style:style style:name="P3" style:family="paragraph" style:parent-style-name="Standard">
      <style:paragraph-properties>
        <style:tab-stops>
          <style:tab-stop style:position="1cm"/>
        </style:tab-stops>
      </style:paragraph-properties>
      <style:text-properties fo:color="#000000" style:font-name="Times" fo:font-size="13pt" fo:language="fr" fo:country="FR"/>
    </style:style>
    <style:style style:name="P4" style:family="paragraph" style:parent-style-name="Standard">
      <style:paragraph-properties>
        <style:tab-stops>
          <style:tab-stop style:position="1cm"/>
        </style:tab-stops>
      </style:paragraph-properties>
      <style:text-properties style:font-name="Times" fo:font-size="13pt" fo:language="fr" fo:country="FR"/>
    </style:style>
    <style:style style:name="P5" style:family="paragraph" style:parent-style-name="Standard">
      <style:paragraph-properties>
        <style:tab-stops>
          <style:tab-stop style:position="1cm"/>
        </style:tab-stops>
      </style:paragraph-properties>
      <style:text-properties style:font-name="Times" fo:font-size="13pt" fo:language="fr" fo:country="FR" officeooo:rsid="001bb985" officeooo:paragraph-rsid="001bb985"/>
    </style:style>
    <style:style style:name="P6" style:family="paragraph" style:parent-style-name="Standard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 fo:language="fr" fo:country="FR"/>
    </style:style>
    <style:style style:name="P7" style:family="paragraph" style:parent-style-name="Standard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 fo:language="fr" fo:country="FR" officeooo:rsid="0024246c" officeooo:paragraph-rsid="0024246c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 officeooo:rsid="001bb985" officeooo:paragraph-rsid="001d4165"/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 officeooo:rsid="00256e6c" officeooo:paragraph-rsid="00256e6c"/>
    </style:style>
    <style:style style:name="P10" style:family="paragraph" style:parent-style-name="Standard" style:list-style-name="L2">
      <style:paragraph-properties>
        <style:tab-stops>
          <style:tab-stop style:position="0.388cm"/>
          <style:tab-stop style:position="1.27cm"/>
        </style:tab-stops>
      </style:paragraph-properties>
      <style:text-properties style:font-name="Times" fo:font-size="13pt" fo:language="fr" fo:country="FR" officeooo:rsid="001d3894" officeooo:paragraph-rsid="001d3894"/>
    </style:style>
    <style:style style:name="P11" style:family="paragraph" style:parent-style-name="Standard" style:list-style-name="L3">
      <style:text-properties officeooo:paragraph-rsid="0024246c"/>
    </style:style>
    <style:style style:name="P12" style:family="paragraph" style:parent-style-name="Standard">
      <style:text-properties fo:color="#000000" style:font-name="Times" fo:font-size="13pt" fo:language="fr" fo:country="FR" style:font-size-asian="13pt" style:font-size-complex="13pt"/>
    </style:style>
    <style:style style:name="P13" style:family="paragraph" style:parent-style-name="Standard">
      <style:text-properties fo:color="#000000" style:font-name="Times" fo:font-size="13pt" fo:language="fr" fo:country="FR" officeooo:rsid="0024246c" officeooo:paragraph-rsid="0024246c" style:font-size-asian="13pt" style:font-size-complex="13pt"/>
    </style:style>
    <style:style style:name="P14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 fo:language="fr" fo:country="FR"/>
    </style:style>
    <style:style style:name="P15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 fo:language="fr" fo:country="FR" officeooo:rsid="0024246c" officeooo:paragraph-rsid="0024246c"/>
    </style:style>
    <style:style style:name="P16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/>
    </style:style>
    <style:style style:name="P17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 officeooo:paragraph-rsid="001d8045"/>
    </style:style>
    <style:style style:name="P18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 officeooo:rsid="001bb985" officeooo:paragraph-rsid="001d4165"/>
    </style:style>
    <style:style style:name="P19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 officeooo:rsid="001bb985" officeooo:paragraph-rsid="00256e6c"/>
    </style:style>
    <style:style style:name="P20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" fo:font-size="13pt" fo:language="fr" fo:country="FR" officeooo:rsid="001bb985" officeooo:paragraph-rsid="001bb985"/>
    </style:style>
    <style:style style:name="T1" style:family="text">
      <style:text-properties fo:color="#000000" style:font-name="Times" fo:font-size="13pt" fo:language="fr" fo:country="FR" officeooo:rsid="001bb985"/>
    </style:style>
    <style:style style:name="T2" style:family="text">
      <style:text-properties fo:color="#000000" style:font-name="Times" fo:font-size="13pt" fo:language="fr" fo:country="FR" officeooo:rsid="001d3894"/>
    </style:style>
    <style:style style:name="T3" style:family="text">
      <style:text-properties fo:color="#000000" style:font-name="Times" fo:font-size="13pt" fo:language="fr" fo:country="FR" officeooo:rsid="001bb985" style:font-size-asian="13pt" style:font-size-complex="13pt"/>
    </style:style>
    <style:style style:name="T4" style:family="text">
      <style:text-properties fo:color="#000000" style:font-name="Times" fo:font-size="13pt" fo:language="fr" fo:country="FR" officeooo:rsid="001d3894" style:font-size-asian="13pt" style:font-size-complex="13pt"/>
    </style:style>
    <style:style style:name="T5" style:family="text">
      <style:text-properties fo:color="#000000" style:font-name="Times" fo:language="fr" fo:country="FR" officeooo:rsid="001bb985"/>
    </style:style>
    <style:style style:name="T6" style:family="text">
      <style:text-properties fo:color="#000000" style:font-name="Times" fo:language="fr" fo:country="FR" officeooo:rsid="001d3894"/>
    </style:style>
    <style:style style:name="T7" style:family="text">
      <style:text-properties officeooo:rsid="001bb985"/>
    </style:style>
    <style:style style:name="T8" style:family="text">
      <style:text-properties officeooo:rsid="0020adb0"/>
    </style:style>
    <style:style style:name="T9" style:family="text">
      <style:text-properties fo:language="fr" fo:country="FR"/>
    </style:style>
    <style:style style:name="T10" style:family="text">
      <style:text-properties fo:language="fr" fo:country="FR" officeooo:rsid="001bb985"/>
    </style:style>
    <style:style style:name="T11" style:family="text">
      <style:text-properties fo:language="fr" fo:country="FR" officeooo:rsid="001d4165"/>
    </style:style>
    <style:style style:name="T12" style:family="text">
      <style:text-properties fo:language="fr" fo:country="FR" officeooo:rsid="0022a14c"/>
    </style:style>
    <style:style style:name="T13" style:family="text">
      <style:text-properties fo:language="fr" fo:country="FR" officeooo:rsid="0024246c"/>
    </style:style>
    <style:style style:name="T14" style:family="text">
      <style:text-properties fo:language="fr" fo:country="FR" officeooo:rsid="00256e6c"/>
    </style:style>
    <style:style style:name="T15" style:family="text">
      <style:text-properties officeooo:rsid="0025209f"/>
    </style:style>
    <style:style style:name="T16" style:family="text">
      <style:text-properties fo:font-size="13pt" style:font-size-asian="11.3500003814697pt" style:font-size-complex="13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style:font-size-asian="13pt" style:font-size-complex="13pt"/>
    </style:style>
    <text:list-style style:name="L1">
      <text:list-level-style-bullet text:level="1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line:</text:p>
      <text:p text:style-name="P2"/>
      <text:p text:style-name="P2">04/01/2016</text:p>
      <text:list xml:id="list8707204463454751986" text:style-name="L1">
        <text:list-item>
          <text:p text:style-name="P14">Découverte du framework (Équipe)</text:p>
        </text:list-item>
        <text:list-item>
          <text:p text:style-name="P16"><text:a xlink:type="simple" xlink:href="https://github.com/DamienCassou/lille-game-framework/pull/67">#67</text:a><text:span text:style-name="T9"> Factorisation de codes dans la création de polygone : IntersectTools.java (Aymeric, Charles, Kevin)</text:span></text:p>
        </text:list-item>
        <text:list-item>
          <text:p text:style-name="P14">Instanceof dans GameUniverseDefaultImpl.java (tentative) (Jérémy, Pierre)</text:p>
        </text:list-item>
        <text:list-item>
          <text:p text:style-name="P14">Création du journal de bord (Équipe)</text:p>
        </text:list-item>
      </text:list>
      <text:p text:style-name="P2"/>
      <text:p text:style-name="P2">05/01/2016</text:p>
      <text:list xml:id="list192927507169538" text:style-name="L1">
        <text:list-item>
          <text:p text:style-name="P16"><text:a xlink:type="simple" xlink:href="https://github.com/DamienCassou/lille-game-framework/pull/70">#70</text:a><text:span text:style-name="T9"> Suppression duplication reverseParameters qui ressemble à la méthode applySpecificOverlapRule (Aymeric)</text:span></text:p>
        </text:list-item>
        <text:list-item>
          <text:p text:style-name="P14">Recherche icônes à utiliser pour notre jeu (Équipe)</text:p>
        </text:list-item>
        <text:list-item>
          <text:p text:style-name="P14">Début d’écriture du code pour la fenêtre graphique pour notre projet de jeu Bomberman (Charles, Kévin, Jérémy, Pierre)</text:p>
        </text:list-item>
        <text:list-item>
          <text:p text:style-name="P14">Finalisation fenêtre graphique pour notre jeu (Kévin)</text:p>
        </text:list-item>
        <text:list-item>
          <text:p text:style-name="P14">Adaptation des icônes en format .gif avec fond en transparence (Kévin)</text:p>
        </text:list-item>
        <text:list-item>
          <text:p text:style-name="P14">Première implémentation de la classe Player (Charles)</text:p>
        </text:list-item>
        <text:list-item>
          <text:p text:style-name="P16"><text:a xlink:type="simple" xlink:href="https://github.com/DamienCassou/lille-game-framework/pull/72">#72</text:a><text:span text:style-name="T9"> Suppression de « instanceof » dans les fonctions addOverlappable et removeOverlappable (Jérémy)</text:span></text:p>
        </text:list-item>
      </text:list>
      <text:p text:style-name="P2"/>
      <text:p text:style-name="P2">06/01/2016</text:p>
      <text:list xml:id="list192926771180563" text:style-name="L1">
        <text:list-item>
          <text:p text:style-name="P16"><text:a xlink:type="simple" xlink:href="https://github.com/DamienCassou/lille-game-framework/pull/74">#74</text:a><text:span text:style-name="T9"> Amélioration de l'héritage de tests dans MoveStrategyKeybordTest (Aymeric)</text:span></text:p>
        </text:list-item>
        <text:list-item>
          <text:p text:style-name="P16"><text:a xlink:type="simple" xlink:href="https://github.com/DamienCassou/lille-game-framework/pull/70">#70</text:a><text:span text:style-name="T9"> Création d'une sous méthode applySpecificOverlapRuleAndTryToReverse… et ajout d'une documentation sur celle-ci (Aymeric)</text:span></text:p>
        </text:list-item>
        <text:list-item>
          <text:p text:style-name="P16"><text:a xlink:type="simple" xlink:href="https://github.com/DamienCassou/lille-game-framework/pull/77">#77</text:a><text:span text:style-name="T9"> Création de tests pour les méthodes getDriver et setSpeedVector de la classe GameMovable (Charles)</text:span></text:p>
        </text:list-item>
      </text:list>
      <text:p text:style-name="P2"/>
      <text:p text:style-name="P2">07/01/2016</text:p>
      <text:list xml:id="list192927562451456" text:style-name="L1">
        <text:list-item>
          <text:p text:style-name="P16"><text:a xlink:type="simple" xlink:href="https://github.com/DamienCassou/lille-game-framework/pull/78">#78</text:a><text:span text:style-name="T9"> Amélioration et création de tests (utilisation des getters et vérifications lors de la création d’objets) pour la classe GameConfiguration (Charles)</text:span></text:p>
        </text:list-item>
        <text:list-item>
          <text:p text:style-name="P16"><text:a xlink:type="simple" xlink:href="https://github.com/DamienCassou/lille-game-framework/pull/70">#70</text:a><text:span text:style-name="T9"> Renommage de la méthode applySpecificOverlapRuleAndTryToReverse…, suppression des methodes applySpecificOverlapRule et reverseParameters, et fusion de l'ensemble des commits (Aymeric)</text:span></text:p>
        </text:list-item>
        <text:list-item>
          <text:p text:style-name="P16"><text:a xlink:type="simple" xlink:href="https://github.com/DamienCassou/lille-game-framework/pull/74">#74</text:a><text:span text:style-name="T9"> Séparation en 2 commit du commit initial (Aymeric)</text:span></text:p>
        </text:list-item>
        <text:list-item>
          <text:p text:style-name="P16"><text:a xlink:type="simple" xlink:href="https://github.com/DamienCassou/lille-game-framework/pull/72">#72</text:a><text:span text:style-name="T9"> Fusion de l'ensemble des commits (Jérémy, Aymeric)</text:span></text:p>
        </text:list-item>
        <text:list-item>
          <text:p text:style-name="P14">Corrections des pull request envoyés (Charles, Jérémy)</text:p>
        </text:list-item>
      </text:list>
      <text:p text:style-name="P2"/>
      <text:p text:style-name="P2">08/01/2016</text:p>
      <text:list xml:id="list192926846542813" text:style-name="L1">
        <text:list-item>
          <text:p text:style-name="P16"><text:a xlink:type="simple" xlink:href="https://github.com/DamienCassou/lille-game-framework/pull/74">#74</text:a><text:span text:style-name="T9"> Déplacement d'un des 2 commit sur une nouvelle branche (Aymeric)</text:span></text:p>
        </text:list-item>
        <text:list-item>
          <text:p text:style-name="P16"><text:a xlink:type="simple" xlink:href="https://github.com/DamienCassou/lille-game-framework/pull/83">#83</text:a><text:span text:style-name="T9"> Fixation de bug dans MoveStrategyKeyboard8Dir mis en évidence dans le pull request </text:span><text:a xlink:type="simple" xlink:href="https://github.com/DamienCassou/lille-game-framework/pull/74">#74</text:a><text:span text:style-name="T9"> (Aymeric)</text:span></text:p>
        </text:list-item>
        <text:list-item>
          <text:p text:style-name="P14">Correction du pull request envoyé (Jérémy)</text:p>
        </text:list-item>
      </text:list>
      <text:p text:style-name="P2"/>
      <text:p text:style-name="P2">09/01/2016</text:p>
      <text:list xml:id="list192926680822848" text:style-name="L1">
        <text:list-item>
          <text:p text:style-name="P16"><text:soft-page-break/><text:a xlink:type="simple" xlink:href="https://github.com/DamienCassou/lille-game-framework/pull/78">#78</text:a><text:span text:style-name="T9"> Supprimer un commit et diviser le commit restant en 2 (Charles, Aymeric)</text:span></text:p>
        </text:list-item>
      </text:list>
      <text:p text:style-name="P3"/>
      <text:p text:style-name="P3">10/01/2016</text:p>
      <text:list xml:id="list192927977604207" text:style-name="L1">
        <text:list-item>
          <text:p text:style-name="P14">Création et écriture de tests dans notre jeu (Charles)</text:p>
        </text:list-item>
        <text:list-item>
          <text:p text:style-name="P14">Corrections des pull request envoyés (Charles,)</text:p>
        </text:list-item>
        <text:list-item>
          <text:p text:style-name="P14">Création de la classe Box pour la représentation des boites pour notre jeu, fix de différents problèmes sur la classe Player (Kévin)</text:p>
        </text:list-item>
        <text:list-item>
          <text:p text:style-name="P14">Ajout génération aléatoire des boxes dans la classe Levels à chaque instance de Levels (Kévin)</text:p>
        </text:list-item>
        <text:list-item>
          <text:p text:style-name="P14">Recherche sprite pour l’herbe dans notre jeu + Création de la classe Grass (Kévin)</text:p>
        </text:list-item>
        <text:list-item>
          <text:p text:style-name="P17"><text:a xlink:type="simple" xlink:href="https://github.com/DamienCassou/lille-game-framework/pull/83">#83</text:a><text:span text:style-name="T10"> Ajout du test mettant en évidence le bug (Aymeric)</text:span></text:p>
        </text:list-item>
      </text:list>
      <text:p text:style-name="P4"/>
      <text:p text:style-name="P5">11/01/2016</text:p>
      <text:list xml:id="list213416854736612" text:continue-numbering="true" text:style-name="L1">
        <text:list-item>
          <text:p text:style-name="P20">Création d’une classe Bomb et de ses tests (Charles)</text:p>
        </text:list-item>
        <text:list-item>
          <text:p text:style-name="P20">Ajout et correction de fonctions dans les classes Player, Levels, Grass et Box ainsi que leurs tests (Charles)</text:p>
        </text:list-item>
        <text:list-item>
          <text:p text:style-name="P20">Changement de l’arborescence du projet (Aymeric)</text:p>
        </text:list-item>
      </text:list>
      <text:p text:style-name="P5"/>
      <text:p text:style-name="P5">12/01/2016</text:p>
      <text:list xml:id="list213415628378239" text:continue-numbering="true" text:style-name="L1">
        <text:list-item>
          <text:p text:style-name="P20">Correction des tests qui ne passait pas (Exception : NullPointerException) pour la classe Bomb (Kévin)</text:p>
        </text:list-item>
        <text:list-item>
          <text:p text:style-name="P18"><text:a xlink:type="simple" xlink:href="https://github.com/DamienCassou/lille-game-framework/pull/74">#74</text:a><text:span text:style-name="T9"> </text:span><text:span text:style-name="T11">Résolution des conflits (Aymeric)</text:span></text:p>
        </text:list-item>
      </text:list>
      <text:p text:style-name="P8"/>
      <text:p text:style-name="P9"><text:span text:style-name="T11">1</text:span><text:span text:style-name="T9">3/01/2016</text:span></text:p>
      <text:list xml:id="list213416943292580" text:continue-numbering="true" text:style-name="L1">
        <text:list-item>
          <text:p text:style-name="P19"><text:a xlink:type="simple" xlink:href="https://github.com/DamienCassou/lille-game-framework/pull/87">#87</text:a><text:span text:style-name="T13"> </text:span><text:span text:style-name="T14">ajout d'un test sur le déplacement dans MoveStrategyKeyboardTest et correction du bug</text:span><text:span text:style-name="T11"> (Aymeric)</text:span></text:p>
        </text:list-item>
      </text:list>
      <text:p text:style-name="P6"/>
      <text:p text:style-name="P1">Contributions:</text:p>
      <text:p text:style-name="P2"/>
      <text:p text:style-name="P1">Apprentissages:</text:p>
      <text:p text:style-name="P2"/>
      <text:p text:style-name="P2">04/01/2016</text:p>
      <text:list xml:id="list192926943116053" text:style-name="L1">
        <text:list-item>
          <text:p text:style-name="P14">Utilisation de GitHub pour la mise à jour du travail, l’envoie de pull requests…</text:p>
        </text:list-item>
        <text:list-item>
          <text:p text:style-name="P14">Installation proxy pour Maven, et utilisation de ce dernier</text:p>
        </text:list-item>
      </text:list>
      <text:p text:style-name="P2"/>
      <text:p text:style-name="P2">06/01/2016</text:p>
      <text:list xml:id="list192927503291238" text:style-name="L1">
        <text:list-item>
          <text:p text:style-name="P14">Envoyer un commit sur une pull request déjà existante</text:p>
        </text:list-item>
      </text:list>
      <text:p text:style-name="P2"/>
      <text:p text:style-name="P2">07/01/2016</text:p>
      <text:list xml:id="list192927015089224" text:style-name="L1">
        <text:list-item>
          <text:p text:style-name="P14">Fusionner 2 (ou plusieurs) commits</text:p>
        </text:list-item>
        <text:list-item>
          <text:p text:style-name="P14">Séparer un commit en 2 (ou plusieurs) commits</text:p>
        </text:list-item>
        <text:list-item>
          <text:p text:style-name="P14">Supprimer un commit</text:p>
        </text:list-item>
      </text:list>
      <text:p text:style-name="P2"/>
      <text:p text:style-name="P2">08/01/2016</text:p>
      <text:list xml:id="list192927702792056" text:style-name="L1">
        <text:list-item>
          <text:p text:style-name="P14">Retirer un commit d'une branche pour le déposer sur une autre</text:p>
        </text:list-item>
        <text:list-item>
          <text:p text:style-name="P14"><text:soft-page-break/>Mettre a jour son <text:span text:style-name="T8">F</text:span>ork à partir de la branche <text:span text:style-name="T8">m</text:span>aster</text:p>
        </text:list-item>
      </text:list>
      <text:p text:style-name="P3"/>
      <text:p text:style-name="P3">11/01/2016</text:p>
      <text:list xml:id="list8449239906492744958" text:style-name="L2">
        <text:list-item>
          <text:p text:style-name="P10">Proposer une modification de notre projet de jeu par la création d’une nouvelle branche</text:p>
        </text:list-item>
      </text:list>
      <text:p text:style-name="P2"/>
      <text:p text:style-name="P1">Pull Requests:</text:p>
      <text:p text:style-name="P2"/>
      <text:p text:style-name="P2">04/01/2016</text:p>
      <text:list xml:id="list192926880678369" text:style-name="L1">
        <text:list-item>
          <text:p text:style-name="P16"><text:a xlink:type="simple" xlink:href="https://github.com/DamienCassou/lille-game-framework/pull/67">#67</text:a><text:span text:style-name="T9"> modifications of polygon creation (Accepté le 04/01/2016) </text:span></text:p>
        </text:list-item>
      </text:list>
      <text:p text:style-name="P2"/>
      <text:p text:style-name="P2">05/01/2016</text:p>
      <text:list xml:id="list192927280393444" text:style-name="L1">
        <text:list-item>
          <text:p text:style-name="P16"><text:a xlink:type="simple" xlink:href="https://github.com/DamienCassou/lille-game-framework/pull/70">#70</text:a><text:span text:style-name="T9"> eliminates code duplication between 'applySpecificOverlapRule' and 'reverseParameters' (Accepté le 08/01/2016)</text:span></text:p>
        </text:list-item>
        <text:list-item>
          <text:p text:style-name="P16"><text:a xlink:type="simple" xlink:href="https://github.com/DamienCassou/lille-game-framework/pull/72">#72</text:a><text:span text:style-name="T9"> Removing instance of in function addOverlappable and removeOverlappable (Accepté le 10/01/2016)</text:span></text:p>
        </text:list-item>
      </text:list>
      <text:p text:style-name="P2"/>
      <text:p text:style-name="P2">06/01/2016</text:p>
      <text:list xml:id="list192927742378169" text:style-name="L1">
        <text:list-item>
          <text:p text:style-name="P16"><text:a xlink:type="simple" xlink:href="https://github.com/DamienCassou/lille-game-framework/pull/74">#74</text:a><text:span text:style-name="T9"> heritage test MoveStrategyKeyboard (</text:span><text:span text:style-name="T12">Accepté le 13/01/2016</text:span><text:span text:style-name="T9">)</text:span></text:p>
        </text:list-item>
        <text:list-item>
          <text:p text:style-name="P16"><text:a xlink:type="simple" xlink:href="https://github.com/DamienCassou/lille-game-framework/pull/77">#77</text:a><text:span text:style-name="T9"> Adding the test for getDriver and setSpeedVector (Accepté le 08/01/2016)</text:span></text:p>
        </text:list-item>
      </text:list>
      <text:p text:style-name="P2"/>
      <text:p text:style-name="P2">07/01/2016</text:p>
      <text:list xml:id="list192927593264433" text:style-name="L1">
        <text:list-item>
          <text:p text:style-name="P16"><text:a xlink:type="simple" xlink:href="https://github.com/DamienCassou/lille-game-framework/pull/78">#78</text:a><text:span text:style-name="T9"> Adding and improving tests in gameConfigurationTest.java (</text:span><text:span text:style-name="T12">Accepté le 13/01/2016</text:span><text:span text:style-name="T9">)</text:span></text:p>
        </text:list-item>
      </text:list>
      <text:p text:style-name="P12"/>
      <text:p text:style-name="P12">08/01/201<text:span text:style-name="T7">6</text:span></text:p>
      <text:list xml:id="list5717583093500925393" text:style-name="L3">
        <text:list-item>
          <text:p text:style-name="P11"><text:a xlink:type="simple" xlink:href="https://github.com/DamienCassou/lille-game-framework/pull/83"><text:span text:style-name="T17">#83</text:span></text:a><text:span text:style-name="T3"> fix bug of MoveStrategyKeyboard8Dir (</text:span><text:span text:style-name="T4">Accepté le 12/01/2016</text:span><text:span text:style-name="T3">)</text:span></text:p>
        </text:list-item>
      </text:list>
      <text:p text:style-name="P12"/>
      <text:p text:style-name="P13">13/01/2016</text:p>
      <text:list xml:id="list213417232952447" text:continue-list="list192927280393444" text:style-name="L1">
        <text:list-item>
          <text:p text:style-name="P15"><text:a xlink:type="simple" xlink:href="https://github.com/DamienCassou/lille-game-framework/pull/87"><text:span text:style-name="T18">#87</text:span></text:a><text:span text:style-name="T18"> add test in MoveStrategyKeyb</text:span>oardTest and fix bug <text:span text:style-name="T15">(Accepté le 13/01/2016)</text:span>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20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13pt" style:font-name-asian="OpenSymbol" style:font-family-asian="OpenSymbol" style:font-charset-asian="x-symbol" style:font-size-asian="11.3500003814697pt" style:font-name-complex="OpenSymbol" style:font-family-complex="OpenSymbol" style:font-charset-complex="x-symbol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Hequette Pierre</meta:initial-creator>
    <dc:date>2016-01-13T21:34:15.307986022</dc:date>
    <meta:editing-duration>PT7M3S</meta:editing-duration>
    <meta:editing-cycles>15</meta:editing-cycles>
    <meta:document-statistic meta:table-count="0" meta:image-count="0" meta:object-count="0" meta:page-count="3" meta:paragraph-count="77" meta:word-count="634" meta:character-count="4237" meta:non-whitespace-character-count="3731"/>
  </office:meta>
</office:document-meta>
</file>